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d26da" officeooo:paragraph-rsid="000d26da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pt" fo:font-weight="bold" officeooo:rsid="000d26da" officeooo:paragraph-rsid="000d26da" style:font-size-asian="8.75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fo:font-weight="bold" officeooo:rsid="00104bbd" officeooo:paragraph-rsid="00104bbd" style:font-size-asian="8.75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0pt" fo:font-weight="bold" officeooo:rsid="0010a393" officeooo:paragraph-rsid="0010a393" style:font-size-asian="8.75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</text:p>
      <text:p text:style-name="P3">bye</text:p>
      <text:p text:style-name="P4">bye agai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20:11:03.620952677</meta:creation-date>
    <dc:date>2023-02-12T21:11:01.956358022</dc:date>
    <meta:editing-duration>PT46M47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3" meta:word-count="4" meta:character-count="15" meta:non-whitespace-character-count="14"/>
  </office:meta>
</office:document-meta>
</file>